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ganização Trabalho – Artificial Life</text:p>
      <text:p text:style-name="Standard"><text:tab/><text:tab/><text:tab/>Hardware Artificial Life</text:p>
      <text:p text:style-name="Standard"/>
      <text:p text:style-name="Standard">Material de Pesquisa:</text:p>
      <text:p text:style-name="Standard"><text:s text:c="4"/>Livros: Artificial Life An Overview (pdf, pag 110), Intelligent Behavior in Animals and Robots (<text:a xlink:type="simple" xlink:href="http://books.google.com.br/books?id=MAWPaZ8OmVwC&amp;dq=Intelligent+Behavior+in+Animals+and+Robots&amp;printsec=frontcover&amp;source=bn&amp;hl=pt-BR&amp;ei=JgTVSavCPKWxtge-m6ngDw&amp;sa=X&amp;oi=book_result&amp;ct=result&amp;resnum=4#PPA215,M1">internet, pag 215</text:a>), An Introduction to AI Robotics (pdf).</text:p>
      <text:p text:style-name="Standard"/>
      <text:p text:style-name="Standard"><text:s text:c="3"/>Internet: </text:p>
      <text:p text:style-name="Standard"><text:tab/><text:a xlink:type="simple" xlink:href="http://en.wikipedia.org/wiki/Technological_singularity">http://en.wikipedia.org/wiki/Technological_singularity</text:a></text:p>
      <text:p text:style-name="Standard"/>
      <text:p text:style-name="Standard"><text:tab/><text:a xlink:type="simple" xlink:href="http://en.wikipedia.org/wiki/Robotics">http://en.wikipedia.org/wiki/Robotics</text:a></text:p>
      <text:p text:style-name="Standard"><text:line-break/><text:tab/><text:a xlink:type="simple" xlink:href="http://www.springerlink.com/content/112249/" office:target-frame-name="_blank" xlink:show="new">http://www.springerlink.com/content/112249/</text:a><text:line-break/><text:tab/><text:a xlink:type="simple" xlink:href="http://journalseek.net/cgi-bin/journalseek/journalsearch.cgi?field=category&amp;query=elec.roboauto" office:target-frame-name="_blank" xlink:show="new">http://journalseek.net/cgi-bin/journalseek/journalsearch.cgi?field=category&amp;query=elec.roboauto</text:a><text:line-break/><text:tab/><text:a xlink:type="simple" xlink:href="http://journalseek.net/cgi-bin/journalseek/journalsearch.cgi?field=issn&amp;query=1433-5298">http://journalseek.net/cgi-bin/journalseek/journalsearch.cgi?field=issn&amp;query=1433-5298</text:a></text:p>
      <text:p text:style-name="Standard"/>
      <text:p text:style-name="Standard"><text:tab/><text:a xlink:type="simple" xlink:href="http://en.wikipedia.org/wiki/Three_Laws_of_Robotics">http://en.wikipedia.org/wiki/Three_Laws_of_Robotics</text:a></text:p>
      <text:p text:style-name="Standard"><text:line-break/><text:tab/><text:a xlink:type="simple" xlink:href="http://en.wikipedia.org/wiki/Darwin_machine" office:target-frame-name="_blank" xlink:show="new">http://en.wikipedia.org/wiki/Darwin_machine</text:a><text:line-break/><text:tab/><text:a xlink:type="simple" xlink:href="http://www.williamcalvin.com/1980s/1987Nature.htm">http://www.williamcalvin.com/1980s/1987Nature.htm</text:a></text:p>
      <text:p text:style-name="Standard"><text:a xlink:type="simple" xlink:href="http://www.ai.mit.edu/projects/humanoid-robotics-group/"/></text:p>
      <text:p text:style-name="Standard"><text:s/><text:line-break/></text:p>
      <text:p text:style-name="Standard">Tópicos a serem abordados:</text:p>
      <text:p text:style-name="Standard"><text:tab/>Introdução ALife</text:p>
      <text:list text:style-name="L1">
        <text:list-item>
          <text:p text:style-name="P1">Singularidade Tecnológica</text:p>
        </text:list-item>
        <text:list-item>
          <text:p text:style-name="P1">Nanotecnologia</text:p>
        </text:list-item>
        <text:list-item>
          <text:p text:style-name="P1">Robotica</text:p>
        </text:list-item>
        <text:list-item>
          <text:p text:style-name="P1">Máquinas de Darw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9-04-02T16:08:54</meta:creation-date>
    <dc:date>2009-04-21T00:46:35</dc:date>
    <meta:editing-cycles>4</meta:editing-cycles>
    <meta:editing-duration>PT1H29M2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17" meta:word-count="97" meta:character-count="838"/>
  </office:meta>
</office:document-meta>
</file>